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-color="#003366" draw:textarea-horizontal-align="justify" draw:textarea-vertical-align="middle" draw:auto-grow-height="false" fo:min-height="5.284cm" fo:min-width="5.034cm" fo:padding-top="0.134cm" fo:padding-bottom="0.134cm" fo:padding-left="0.259cm" fo:padding-right="0.259cm"/>
    </style:style>
    <style:style style:name="gr2" style:family="graphic" style:parent-style-name="standard">
      <style:graphic-properties draw:stroke="none" svg:stroke-width="0.203cm" svg:stroke-color="#23ff23" draw:marker-start-width="0.503cm" draw:marker-end-width="0.503cm" draw:fill="solid" draw:fill-color="#003366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4.427cm"/>
      <style:paragraph-properties style:writing-mode="lr-tb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934cm" fo:min-width="2.408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935cm" fo:min-width="2.409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.799cm" fo:min-width="2.41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665cm" fo:min-width="0.413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977cm" fo:min-width="1.727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3.197cm" fo:min-width="2.947cm"/>
    </style:style>
    <style:style style:name="P1" style:family="paragraph">
      <loext:graphic-properties draw:fill-color="#003366"/>
      <style:paragraph-properties fo:text-align="center"/>
    </style:style>
    <style:style style:name="P2" style:family="paragraph">
      <loext:graphic-properties draw:fill="solid" draw:fill-color="#003366"/>
      <style:paragraph-properties fo:text-align="center"/>
    </style:style>
    <style:style style:name="P3" style:family="paragraph">
      <style:paragraph-properties fo:line-height="100%" fo:text-align="center"/>
    </style:style>
    <style:style style:name="P4" style:family="paragraph">
      <loext:graphic-properties draw:fill="none" draw:fill-color="#ffffff"/>
      <style:paragraph-properties fo:line-height="100%" fo:text-align="center"/>
      <style:text-properties fo:color="#ffffff" loext:opacity="100%" loext:color-lum-mod="100%" loext:color-lum-off="0%" style:font-name="DejaVu Sans" fo:font-size="104.599998474121pt" fo:text-shadow="none" fo:font-weight="normal" style:font-size-asian="104.599998474121pt" style:font-weight-asian="normal" style:font-size-complex="104.599998474121pt" style:font-weight-complex="normal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color="#ffffff" loext:opacity="100%" style:font-name="DejaVu Sans" fo:font-size="104.599998474121pt" fo:text-shadow="none" fo:font-weight="normal" style:font-size-asian="104.599998474121pt" style:font-weight-asian="normal" style:font-size-complex="104.5999984741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52cm" svg:height="5.552cm" svg:x="1cm" svg:y="1cm">
          <text:p/>
          <draw:enhanced-geometry svg:viewBox="0 0 21600 21600" draw:type="rectangle" draw:enhanced-path="M 0 0 L 21600 0 21600 21600 0 21600 0 0 Z N"/>
        </draw:custom-shape>
        <draw:circle draw:style-name="gr2" draw:text-style-name="P2" draw:layer="layout" svg:width="11.097cm" svg:height="11.097cm" svg:x="1.003cm" svg:y="1.003cm">
          <text:p/>
        </draw:circle>
        <draw:frame draw:style-name="gr3" draw:text-style-name="P4" draw:layer="layout" svg:width="10.874cm" svg:height="4.677cm" svg:x="1.115cm" svg:y="6.439cm">
          <draw:text-box>
            <text:p text:style-name="P3"><text:span text:style-name="T1">km/h</text:span></text:p>
          </draw:text-box>
        </draw:frame>
        <draw:g>
          <draw:custom-shape draw:style-name="gr4" draw:text-style-name="P5" draw:layer="layout" svg:width="2.908cm" svg:height="1.184cm" draw:transform="skewX (0.00174532925199438) rotate (-0.523947841448697) translate (3.913cm 1.48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909cm" svg:height="1.185cm" draw:transform="skewX (-0.000872664625997154) rotate (-0.523773308523499) translate (9.225cm 4.55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91cm" svg:height="2.049cm" draw:transform="skewX (-0.00104719755119646) rotate (-0.524471440224297) translate (6.827cm 2.56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913cm" svg:height="0.915cm" draw:transform="skewX (-0.00226892802759259) rotate (0.522900643897501) translate (6.304cm 5.126cm)">
            <text:p/>
            <draw:enhanced-geometry svg:viewBox="0 0 21600 21600" draw:mirror-vertical="true" draw:type="block-arc" draw:modifiers="-159.255988388052 5554.867164486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8" draw:text-style-name="P5" draw:layer="layout" svg:width="2.227cm" svg:height="2.227cm" draw:transform="rotate (0.522900643897501) translate (5.41cm 4.878cm)">
            <text:p/>
            <draw:enhanced-geometry svg:viewBox="0 0 21600 21600" draw:mirror-vertical="true" draw:type="block-arc" draw:modifiers="-159.67546116433 8272.63434775365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9" draw:text-style-name="P5" draw:layer="layout" svg:width="3.447cm" svg:height="3.446cm" draw:transform="rotate (0.5234242426731) translate (4.555cm 4.697cm)">
            <text:p/>
            <draw:enhanced-geometry svg:viewBox="0 0 21600 21600" draw:mirror-vertical="true" draw:type="block-arc" draw:modifiers="-159.438333689538 8978.6791124761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1cm" fo:page-height="13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ko Ahlroth</meta:initial-creator>
    <meta:creation-date>2014-09-30T18:23:24.816550000</meta:creation-date>
    <dc:date>2024-11-11T21:10:34.818537952</dc:date>
    <meta:editing-duration>PT1H9M36S</meta:editing-duration>
    <meta:editing-cycles>16</meta:editing-cycles>
    <meta:generator>LibreOffice/7.4.7.2$Linux_X86_64 LibreOffice_project/40$Build-2</meta:generator>
    <meta:document-statistic meta:object-count="10"/>
  </office:meta>
</office:document-meta>
</file>